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E200000003FEBAF6F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.624cm" fo:margin-bottom="0.413cm" style:contextual-spacing="false"/>
    </style:style>
    <style:style style:name="P2" style:family="paragraph" style:parent-style-name="Heading_20_1">
      <style:text-properties officeooo:paragraph-rsid="005f7cc1"/>
    </style:style>
    <style:style style:name="P3" style:family="paragraph" style:parent-style-name="Standard">
      <style:text-properties fo:font-size="12pt" officeooo:rsid="00069265" officeooo:paragraph-rsid="00069265" style:font-size-asian="12pt" style:font-size-complex="12pt"/>
    </style:style>
    <style:style style:name="P4" style:family="paragraph" style:parent-style-name="Standard">
      <style:paragraph-properties fo:margin-top="0.201cm" fo:margin-bottom="0.201cm" style:contextual-spacing="false"/>
      <style:text-properties fo:font-size="12pt" fo:font-weight="bold" officeooo:rsid="00050b68" officeooo:paragraph-rsid="00069265" style:font-size-asian="12pt" style:font-weight-asian="bold" style:font-size-complex="12pt" style:font-weight-complex="bold"/>
    </style:style>
    <style:style style:name="P5" style:family="paragraph" style:parent-style-name="Heading_20_2">
      <style:text-properties style:font-name="Liberation Serif" fo:font-size="12pt" style:font-size-asian="12pt" style:font-size-complex="12pt"/>
    </style:style>
    <style:style style:name="P6" style:family="paragraph" style:parent-style-name="Standard">
      <style:text-properties fo:font-size="12pt" fo:font-weight="normal" officeooo:rsid="000795ea" officeooo:paragraph-rsid="000795ea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bold" officeooo:rsid="00050b68" officeooo:paragraph-rsid="000795ea" style:font-size-asian="12pt" style:font-weight-asian="bold" style:font-size-complex="12pt" style:font-weight-complex="bold"/>
    </style:style>
    <style:style style:name="P8" style:family="paragraph" style:parent-style-name="Standard" style:list-style-name="L1">
      <style:text-properties fo:font-size="12pt" fo:font-weight="normal" officeooo:rsid="000795ea" officeooo:paragraph-rsid="000795ea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text-properties fo:font-size="12pt" fo:font-weight="normal" officeooo:rsid="00069265" officeooo:paragraph-rsid="00069265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bold" officeooo:rsid="00050b68" officeooo:paragraph-rsid="00050b68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officeooo:rsid="00050b68" officeooo:paragraph-rsid="00050b68" style:font-size-asian="12pt" style:font-size-complex="12pt"/>
    </style:style>
    <style:style style:name="P12" style:family="paragraph" style:parent-style-name="Standard">
      <style:text-properties fo:font-size="14pt" officeooo:rsid="00050b68" officeooo:paragraph-rsid="00050b68" style:font-size-asian="12.25pt" style:font-size-complex="14pt"/>
    </style:style>
    <style:style style:name="P13" style:family="paragraph" style:parent-style-name="Heading_20_1">
      <style:paragraph-properties fo:margin-top="0.122cm" fo:margin-bottom="0cm" style:contextual-spacing="false"/>
    </style:style>
    <style:style style:name="P14" style:family="paragraph" style:parent-style-name="Standard">
      <style:text-properties fo:font-size="12pt" fo:font-weight="normal" officeooo:rsid="0007aeb9" officeooo:paragraph-rsid="0007aeb9" style:font-size-asian="10.5pt" style:font-weight-asian="normal" style:font-size-complex="12pt" style:font-weight-complex="normal"/>
    </style:style>
    <style:style style:name="P15" style:family="paragraph" style:parent-style-name="Heading_20_2">
      <style:paragraph-properties fo:margin-top="0.252cm" fo:margin-bottom="0.111cm" style:contextual-spacing="false"/>
      <style:text-properties fo:font-size="12pt" fo:font-weight="bold" officeooo:rsid="00050b68" officeooo:paragraph-rsid="005da1e6" style:font-size-asian="10.5pt" style:font-weight-asian="bold" style:font-size-complex="12pt" style:font-weight-complex="bold"/>
    </style:style>
    <style:style style:name="P16" style:family="paragraph" style:parent-style-name="Standard">
      <style:text-properties officeooo:paragraph-rsid="000902dd"/>
    </style:style>
    <style:style style:name="P17" style:family="paragraph" style:parent-style-name="Standard">
      <style:text-properties fo:font-size="12pt" fo:font-weight="normal" officeooo:rsid="00050b68" officeooo:paragraph-rsid="000902dd" style:font-size-asian="10.5pt" style:font-weight-asian="normal" style:font-size-complex="12pt" style:font-weight-complex="normal"/>
    </style:style>
    <style:style style:name="P18" style:family="paragraph" style:parent-style-name="Standard" style:list-style-name="L3">
      <style:text-properties fo:font-size="12pt" fo:font-weight="normal" officeooo:rsid="00050b68" officeooo:paragraph-rsid="000902dd" style:font-size-asian="10.5pt" style:font-weight-asian="normal" style:font-size-complex="12pt" style:font-weight-complex="normal"/>
    </style:style>
    <style:style style:name="P19" style:family="paragraph" style:parent-style-name="Standard" style:list-style-name="L3">
      <style:text-properties officeooo:paragraph-rsid="000902dd"/>
    </style:style>
    <style:style style:name="P20" style:family="paragraph" style:parent-style-name="Standard" style:list-style-name="L3">
      <style:text-properties fo:font-size="12pt" fo:font-weight="normal" officeooo:rsid="00050b68" officeooo:paragraph-rsid="000a7015" style:font-size-asian="10.5pt" style:font-weight-asian="normal" style:font-size-complex="12pt" style:font-weight-complex="normal"/>
    </style:style>
    <style:style style:name="P21" style:family="paragraph" style:parent-style-name="Standard" style:list-style-name="L3">
      <style:text-properties officeooo:paragraph-rsid="000a7015"/>
    </style:style>
    <style:style style:name="P22" style:family="paragraph" style:parent-style-name="Standard" style:list-style-name="L3">
      <style:text-properties fo:font-size="12pt" officeooo:rsid="00050b68" officeooo:paragraph-rsid="000a7015" style:font-size-asian="10.5pt" style:font-size-complex="12pt"/>
    </style:style>
    <style:style style:name="P23" style:family="paragraph" style:parent-style-name="Standard" style:list-style-name="L4">
      <style:text-properties fo:font-size="12pt" fo:font-weight="normal" officeooo:rsid="000a7015" officeooo:paragraph-rsid="000a7015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0a7015" officeooo:paragraph-rsid="000a7015" style:font-size-asian="10.5pt" style:font-weight-asian="normal" style:font-size-complex="12pt" style:font-weight-complex="normal"/>
    </style:style>
    <style:style style:name="P25" style:family="paragraph" style:parent-style-name="Heading_20_2">
      <style:text-properties officeooo:paragraph-rsid="005da1e6"/>
    </style:style>
    <style:style style:name="P26" style:family="paragraph" style:parent-style-name="Standard" style:list-style-name="L5">
      <style:text-properties fo:font-weight="normal" officeooo:paragraph-rsid="000a7015" style:font-weight-asian="normal" style:font-weight-complex="normal"/>
    </style:style>
    <style:style style:name="P27" style:family="paragraph" style:parent-style-name="Standard" style:list-style-name="L5">
      <style:text-properties fo:font-weight="normal" officeooo:rsid="000a7015" officeooo:paragraph-rsid="000a7015" style:font-weight-asian="normal" style:font-weight-complex="normal"/>
    </style:style>
    <style:style style:name="P28" style:family="paragraph" style:parent-style-name="Standard" style:list-style-name="L5">
      <style:text-properties fo:font-size="12pt" fo:font-weight="normal" officeooo:rsid="00050b68" officeooo:paragraph-rsid="000a7015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officeooo:rsid="00050b68" officeooo:paragraph-rsid="00050b68" style:font-size-asian="10.5pt" style:font-size-complex="12pt"/>
    </style:style>
    <style:style style:name="P30" style:family="paragraph" style:parent-style-name="Heading_20_2">
      <style:text-properties officeooo:paragraph-rsid="0041bada"/>
    </style:style>
    <style:style style:name="P31" style:family="paragraph" style:parent-style-name="Standard">
      <style:paragraph-properties fo:text-align="justify" style:justify-single-word="false"/>
      <style:text-properties officeooo:paragraph-rsid="000c3d6b"/>
    </style:style>
    <style:style style:name="P32" style:family="paragraph" style:parent-style-name="Standard">
      <style:paragraph-properties fo:margin-top="0.101cm" fo:margin-bottom="0.101cm" style:contextual-spacing="false" fo:text-align="justify" style:justify-single-word="false"/>
      <style:text-properties fo:font-size="12pt" fo:font-weight="normal" officeooo:rsid="00050b68" officeooo:paragraph-rsid="000c3d6b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bold" officeooo:rsid="00050b68" officeooo:paragraph-rsid="00050b68" style:font-size-asian="10.5pt" style:font-weight-asian="bold" style:font-size-complex="12pt" style:font-weight-complex="bold"/>
    </style:style>
    <style:style style:name="P34" style:family="paragraph" style:parent-style-name="Heading_20_1">
      <style:paragraph-properties fo:margin-top="0.524cm" fo:margin-bottom="0.312cm" style:contextual-spacing="false"/>
      <style:text-properties officeooo:paragraph-rsid="002f011d"/>
    </style:style>
    <style:style style:name="P35" style:family="paragraph" style:parent-style-name="Heading_20_2">
      <style:text-properties officeooo:paragraph-rsid="002f011d"/>
    </style:style>
    <style:style style:name="P36" style:family="paragraph" style:parent-style-name="Standard" style:list-style-name="L6">
      <style:text-properties fo:font-size="12pt" fo:font-weight="bold" officeooo:rsid="000e3977" officeooo:paragraph-rsid="000e3977" style:font-size-asian="10.5pt" style:font-weight-asian="bold" style:font-size-complex="12pt" style:font-weight-complex="bold"/>
    </style:style>
    <style:style style:name="P37" style:family="paragraph" style:parent-style-name="Standard" style:list-style-name="L6">
      <style:text-properties fo:font-size="12pt" officeooo:rsid="000eb4ac" officeooo:paragraph-rsid="000eb4ac" style:font-size-asian="10.5pt" style:font-size-complex="12pt"/>
    </style:style>
    <style:style style:name="P38" style:family="paragraph" style:parent-style-name="Standard" style:list-style-name="L6">
      <style:text-properties fo:font-size="12pt" fo:font-weight="normal" officeooo:rsid="000eb4ac" officeooo:paragraph-rsid="000eb4ac" style:font-size-asian="10.5pt" style:font-weight-asian="normal" style:font-size-complex="12pt" style:font-weight-complex="normal"/>
    </style:style>
    <style:style style:name="P39" style:family="paragraph" style:parent-style-name="Standard" style:list-style-name="L6">
      <style:text-properties fo:font-size="12pt" fo:font-weight="normal" officeooo:rsid="0011aafb" officeooo:paragraph-rsid="0011aafb" style:font-size-asian="10.5pt" style:font-weight-asian="normal" style:font-size-complex="12pt" style:font-weight-complex="normal"/>
    </style:style>
    <style:style style:name="P40" style:family="paragraph" style:parent-style-name="Standard" style:list-style-name="L6">
      <style:text-properties fo:font-size="12pt" fo:font-weight="normal" officeooo:rsid="000eb4ac" officeooo:paragraph-rsid="0011aafb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0eb4ac" officeooo:paragraph-rsid="0011aafb" style:font-size-asian="10.5pt" style:font-weight-asian="normal" style:font-size-complex="12pt" style:font-weight-complex="normal"/>
    </style:style>
    <style:style style:name="P42" style:family="paragraph" style:parent-style-name="Standard" style:list-style-name="L6">
      <style:text-properties fo:font-size="12pt" fo:font-weight="bold" officeooo:rsid="0011aafb" officeooo:paragraph-rsid="0011aafb" style:font-size-asian="10.5pt" style:font-weight-asian="bold" style:font-size-complex="12pt" style:font-weight-complex="bold"/>
    </style:style>
    <style:style style:name="P43" style:family="paragraph" style:parent-style-name="Standard" style:list-style-name="L6">
      <style:text-properties officeooo:paragraph-rsid="0011aafb"/>
    </style:style>
    <style:style style:name="P44" style:family="paragraph" style:parent-style-name="Standard">
      <style:text-properties fo:font-size="12pt" fo:font-weight="bold" officeooo:rsid="000e3977" officeooo:paragraph-rsid="0011aafb" style:font-size-asian="10.5pt" style:font-weight-asian="bold" style:font-size-complex="12pt" style:font-weight-complex="bold"/>
    </style:style>
    <style:style style:name="P45" style:family="paragraph" style:parent-style-name="Standard" style:list-style-name="L6">
      <style:text-properties fo:font-size="12pt" fo:font-weight="bold" officeooo:rsid="000e3977" officeooo:paragraph-rsid="0011aafb" style:font-size-asian="10.5pt" style:font-weight-asian="bold" style:font-size-complex="12pt" style:font-weight-complex="bold"/>
    </style:style>
    <style:style style:name="P46" style:family="paragraph" style:parent-style-name="Standard" style:list-style-name="L6">
      <style:text-properties fo:font-size="12pt" officeooo:rsid="00050b68" officeooo:paragraph-rsid="0011aafb" style:font-size-asian="10.5pt" style:font-size-complex="12pt"/>
    </style:style>
    <style:style style:name="P47" style:family="paragraph" style:parent-style-name="Standard">
      <style:text-properties fo:font-size="12pt" officeooo:rsid="00050b68" officeooo:paragraph-rsid="0011aafb" style:font-size-asian="10.5pt" style:font-size-complex="12pt"/>
    </style:style>
    <style:style style:name="P48" style:family="paragraph" style:parent-style-name="Standard" style:list-style-name="L6">
      <style:text-properties fo:font-size="12pt" fo:font-weight="normal" officeooo:rsid="0011aafb" officeooo:paragraph-rsid="001abe2b" style:font-size-asian="10.5pt" style:font-weight-asian="normal" style:font-size-complex="12pt" style:font-weight-complex="normal"/>
    </style:style>
    <style:style style:name="P49" style:family="paragraph" style:parent-style-name="Standard" style:list-style-name="L6">
      <style:text-properties fo:font-size="12pt" fo:font-weight="normal" officeooo:rsid="001abe2b" officeooo:paragraph-rsid="001abe2b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bold" officeooo:rsid="0011aafb" officeooo:paragraph-rsid="001abe2b" style:font-size-asian="10.5pt" style:font-weight-asian="bold" style:font-size-complex="12pt" style:font-weight-complex="bold"/>
    </style:style>
    <style:style style:name="P51" style:family="paragraph" style:parent-style-name="Standard" style:list-style-name="L6">
      <style:text-properties fo:font-size="12pt" fo:font-weight="normal" officeooo:rsid="0011aafb" officeooo:paragraph-rsid="006603ec" style:font-size-asian="10.5pt" style:font-weight-asian="normal" style:font-size-complex="12pt" style:font-weight-complex="normal"/>
    </style:style>
    <style:style style:name="P52" style:family="paragraph" style:parent-style-name="Standard" style:list-style-name="L6">
      <style:text-properties fo:font-size="12pt" fo:font-weight="normal" officeooo:rsid="001abe2b" officeooo:paragraph-rsid="006603ec" style:font-size-asian="10.5pt" style:font-weight-asian="normal" style:font-size-complex="12pt" style:font-weight-complex="normal"/>
    </style:style>
    <style:style style:name="P53" style:family="paragraph" style:parent-style-name="Heading_20_2">
      <style:paragraph-properties fo:margin-top="0cm" fo:margin-bottom="0cm" style:contextual-spacing="false" fo:line-height="115%"/>
      <style:text-properties officeooo:paragraph-rsid="006afda6"/>
    </style:style>
    <style:style style:name="P54" style:family="paragraph" style:parent-style-name="Standard" style:list-style-name="L6">
      <style:paragraph-properties fo:margin-top="0cm" fo:margin-bottom="0cm" style:contextual-spacing="false" fo:line-height="115%"/>
      <style:text-properties fo:font-size="12pt" fo:font-weight="bold" officeooo:rsid="000e3977" officeooo:paragraph-rsid="00151452" style:font-size-asian="10.5pt" style:font-weight-asian="bold" style:font-size-complex="12pt" style:font-weight-complex="bold"/>
    </style:style>
    <style:style style:name="P55" style:family="paragraph" style:parent-style-name="Standard" style:list-style-name="L6">
      <style:paragraph-properties fo:text-align="start" style:justify-single-word="false"/>
      <style:text-properties fo:font-variant="normal" fo:text-transform="none" style:use-window-font-color="true" loext:opacity="0%" style:font-name="Liberation Serif" fo:font-size="12pt" fo:letter-spacing="normal" fo:font-style="normal" fo:font-weight="normal" officeooo:paragraph-rsid="00170110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Liberation Serif" fo:font-size="12pt" fo:letter-spacing="normal" fo:font-style="normal" fo:font-weight="normal" officeooo:paragraph-rsid="00170110" style:font-size-asian="12pt" style:font-weight-asian="normal" style:font-size-complex="12pt" style:font-weight-complex="normal"/>
    </style:style>
    <style:style style:name="P57" style:family="paragraph" style:parent-style-name="Standard" style:list-style-name="L6">
      <style:paragraph-properties fo:text-align="start" style:justify-single-word="false"/>
      <style:text-properties fo:font-variant="normal" fo:text-transform="none" style:use-window-font-color="true" loext:opacity="0%" style:font-name="Liberation Serif" fo:font-size="12pt" fo:letter-spacing="normal" fo:font-style="normal" fo:font-weight="bold" officeooo:rsid="00170110" officeooo:paragraph-rsid="00170110" style:font-size-asian="12pt" style:font-weight-asian="bold" style:font-size-complex="12pt" style:font-weight-complex="bold"/>
    </style:style>
    <style:style style:name="P58" style:family="paragraph" style:parent-style-name="Standard" style:list-style-name="L6">
      <style:paragraph-properties fo:text-align="start" style:justify-single-word="false"/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170110" officeooo:paragraph-rsid="00170110" style:font-size-asian="12pt" style:font-weight-asian="bold" style:font-size-complex="12pt" style:font-weight-complex="bold"/>
    </style:style>
    <style:style style:name="P59" style:family="paragraph" style:parent-style-name="Standard" style:list-style-name="L6">
      <style:text-properties fo:font-size="12pt" fo:font-weight="normal" officeooo:rsid="0011aafb" officeooo:paragraph-rsid="0018f0a8" style:font-size-asian="10.5pt" style:font-weight-asian="normal" style:font-size-complex="12pt" style:font-weight-complex="normal"/>
    </style:style>
    <style:style style:name="P60" style:family="paragraph" style:parent-style-name="Standard" style:list-style-name="L6">
      <style:text-properties fo:font-size="12pt" fo:font-weight="normal" officeooo:rsid="0018f0a8" officeooo:paragraph-rsid="0018f0a8" style:font-size-asian="10.5pt" style:font-weight-asian="normal" style:font-size-complex="12pt" style:font-weight-complex="normal"/>
    </style:style>
    <style:style style:name="P61" style:family="paragraph" style:parent-style-name="Standard" style:list-style-name="L6">
      <style:text-properties fo:font-variant="normal" fo:text-transform="none" style:use-window-font-color="true" loext:opacity="0%" style:font-name="Liberation Serif" fo:font-size="12pt" fo:letter-spacing="normal" fo:font-style="normal" fo:font-weight="bold" officeooo:rsid="00170110" officeooo:paragraph-rsid="005da1e6" style:font-size-asian="12pt" style:font-weight-asian="bold" style:font-size-complex="12pt" style:font-weight-complex="bold"/>
    </style:style>
    <style:style style:name="P62" style:family="paragraph" style:parent-style-name="Standard" style:list-style-name="L6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18f0a8" officeooo:paragraph-rsid="005da1e6" style:font-size-asian="12pt" style:font-weight-asian="bold" style:font-size-complex="12pt" style:font-weight-complex="bold"/>
    </style:style>
    <style:style style:name="P63" style:family="paragraph" style:parent-style-name="Heading_20_2">
      <style:text-properties officeooo:paragraph-rsid="0060f445"/>
    </style:style>
    <style:style style:name="P64" style:family="paragraph" style:parent-style-name="Standard" style:list-style-name="L6">
      <style:text-properties fo:font-size="12pt" fo:font-weight="bold" officeooo:rsid="000e3977" officeooo:paragraph-rsid="001aeb58" style:font-size-asian="10.5pt" style:font-weight-asian="bold" style:font-size-complex="12pt" style:font-weight-complex="bold"/>
    </style:style>
    <style:style style:name="P65" style:family="paragraph" style:parent-style-name="Standard" style:list-style-name="L6">
      <style:text-properties fo:font-size="12pt" fo:font-weight="normal" officeooo:rsid="001aeb58" officeooo:paragraph-rsid="001aeb58" style:font-size-asian="10.5pt" style:font-weight-asian="normal" style:font-size-complex="12pt" style:font-weight-complex="normal"/>
    </style:style>
    <style:style style:name="P66" style:family="paragraph" style:parent-style-name="Standard" style:list-style-name="L6">
      <style:text-properties officeooo:paragraph-rsid="001cb83f"/>
    </style:style>
    <style:style style:name="P67" style:family="paragraph" style:parent-style-name="Standard">
      <style:text-properties officeooo:paragraph-rsid="001cb83f"/>
    </style:style>
    <style:style style:name="P68" style:family="paragraph" style:parent-style-name="Standard" style:list-style-name="L6">
      <style:text-properties fo:font-size="12pt" fo:font-weight="bold" officeooo:rsid="000e3977" officeooo:paragraph-rsid="001cb83f" style:font-size-asian="10.5pt" style:font-weight-asian="bold" style:font-size-complex="12pt" style:font-weight-complex="bold"/>
    </style:style>
    <style:style style:name="P69" style:family="paragraph" style:parent-style-name="Standard" style:list-style-name="L6">
      <style:text-properties fo:font-size="12pt" fo:font-weight="normal" officeooo:rsid="001cb83f" officeooo:paragraph-rsid="001cb83f" style:font-size-asian="10.5pt" style:font-weight-asian="normal" style:font-size-complex="12pt" style:font-weight-complex="normal"/>
    </style:style>
    <style:style style:name="P70" style:family="paragraph" style:parent-style-name="Standard" style:list-style-name="L6">
      <style:text-properties fo:font-weight="bold" officeooo:paragraph-rsid="001cb83f" style:font-weight-asian="bold" style:font-weight-complex="bold"/>
    </style:style>
    <style:style style:name="P71" style:family="paragraph" style:parent-style-name="Standard" style:list-style-name="L6">
      <style:text-properties fo:font-weight="normal" officeooo:paragraph-rsid="001cb83f" style:font-weight-asian="normal" style:font-weight-complex="normal"/>
    </style:style>
    <style:style style:name="P72" style:family="paragraph" style:parent-style-name="Standard" style:list-style-name="L6">
      <style:text-properties fo:font-weight="bold" officeooo:paragraph-rsid="001d6943" style:font-weight-asian="bold" style:font-weight-complex="bold"/>
    </style:style>
    <style:style style:name="P73" style:family="paragraph" style:parent-style-name="Standard" style:list-style-name="L6">
      <style:text-properties fo:font-weight="normal" officeooo:rsid="001d6943" officeooo:paragraph-rsid="001d6943" style:font-weight-asian="normal" style:font-weight-complex="normal"/>
    </style:style>
    <style:style style:name="P74" style:family="paragraph" style:parent-style-name="Standard">
      <style:text-properties fo:font-weight="normal" officeooo:rsid="001d6943" officeooo:paragraph-rsid="001d6943" style:font-weight-asian="normal" style:font-weight-complex="normal"/>
    </style:style>
    <style:style style:name="P75" style:family="paragraph" style:parent-style-name="Standard" style:list-style-name="L6">
      <style:text-properties fo:font-size="12pt" fo:font-weight="bold" officeooo:rsid="000e3977" officeooo:paragraph-rsid="001d6943" style:font-size-asian="10.5pt" style:font-weight-asian="bold" style:font-size-complex="12pt" style:font-weight-complex="bold"/>
    </style:style>
    <style:style style:name="P76" style:family="paragraph" style:parent-style-name="Standard" style:list-style-name="L6">
      <style:text-properties fo:font-size="12pt" fo:font-weight="normal" officeooo:rsid="000e3977" officeooo:paragraph-rsid="001d6943" style:font-size-asian="10.5pt" style:font-weight-asian="normal" style:font-size-complex="12pt" style:font-weight-complex="normal"/>
    </style:style>
    <style:style style:name="P77" style:family="paragraph" style:parent-style-name="Standard" style:list-style-name="L6">
      <style:text-properties officeooo:paragraph-rsid="001e2324"/>
    </style:style>
    <style:style style:name="P78" style:family="paragraph" style:parent-style-name="Standard" style:list-style-name="L6">
      <style:text-properties fo:font-size="12pt" fo:font-weight="bold" officeooo:rsid="000e3977" officeooo:paragraph-rsid="001e2324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margin-top="0.101cm" fo:margin-bottom="0.101cm" style:contextual-spacing="false"/>
      <style:text-properties officeooo:paragraph-rsid="001e2324"/>
    </style:style>
    <style:style style:name="P80" style:family="paragraph" style:parent-style-name="Standard">
      <style:text-properties officeooo:paragraph-rsid="001e2324"/>
    </style:style>
    <style:style style:name="P81" style:family="paragraph" style:parent-style-name="Heading_20_2">
      <style:paragraph-properties fo:margin-top="0cm" fo:margin-bottom="0cm" style:contextual-spacing="false"/>
      <style:text-properties officeooo:paragraph-rsid="0044c1f6"/>
    </style:style>
    <style:style style:name="P82" style:family="paragraph" style:parent-style-name="Heading_20_2">
      <style:text-properties officeooo:paragraph-rsid="0044c1f6"/>
    </style:style>
    <style:style style:name="P83" style:family="paragraph" style:parent-style-name="Standard" style:list-style-name="L6">
      <style:text-properties officeooo:paragraph-rsid="0044c1f6"/>
    </style:style>
    <style:style style:name="P84" style:family="paragraph" style:parent-style-name="Standard" style:list-style-name="L6">
      <style:text-properties fo:font-weight="normal" officeooo:paragraph-rsid="0044c1f6" style:font-weight-asian="normal" style:font-weight-complex="normal"/>
    </style:style>
    <style:style style:name="P85" style:family="paragraph" style:parent-style-name="Standard">
      <style:text-properties fo:font-weight="bold" officeooo:rsid="0044c1f6" officeooo:paragraph-rsid="0044c1f6" style:font-weight-asian="bold" style:font-weight-complex="bold"/>
    </style:style>
    <style:style style:name="P86" style:family="paragraph" style:parent-style-name="Standard" style:list-style-name="L6">
      <style:text-properties officeooo:paragraph-rsid="0045e852"/>
    </style:style>
    <style:style style:name="P87" style:family="paragraph" style:parent-style-name="Standard" style:list-style-name="L6">
      <style:text-properties fo:font-size="12pt" fo:font-weight="normal" officeooo:rsid="004aa94e" officeooo:paragraph-rsid="0045e852" style:font-size-asian="10.5pt" style:font-weight-asian="normal" style:font-size-complex="12pt" style:font-weight-complex="normal"/>
    </style:style>
    <style:style style:name="P88" style:family="paragraph" style:parent-style-name="Standard">
      <style:text-properties fo:font-weight="normal" officeooo:rsid="004aa94e" officeooo:paragraph-rsid="0045e852" style:font-weight-asian="normal" style:font-weight-complex="normal"/>
    </style:style>
    <style:style style:name="P89" style:family="paragraph" style:parent-style-name="Standard" style:list-style-name="L6">
      <style:paragraph-properties fo:margin-top="0cm" fo:margin-bottom="0cm" style:contextual-spacing="false"/>
      <style:text-properties officeooo:paragraph-rsid="004aa94e"/>
    </style:style>
    <style:style style:name="P90" style:family="paragraph" style:parent-style-name="Standard" style:list-style-name="L6">
      <style:text-properties fo:font-weight="normal" officeooo:rsid="004aa94e" officeooo:paragraph-rsid="004aa94e" style:font-weight-asian="normal" style:font-weight-complex="normal"/>
    </style:style>
    <style:style style:name="P91" style:family="paragraph" style:parent-style-name="Standard">
      <style:text-properties fo:font-weight="normal" officeooo:rsid="004aa94e" officeooo:paragraph-rsid="004aa94e" style:font-weight-asian="normal" style:font-weight-complex="normal"/>
    </style:style>
    <style:style style:name="P92" style:family="paragraph" style:parent-style-name="Standard" style:list-style-name="L6">
      <style:text-properties fo:font-weight="bold" officeooo:paragraph-rsid="00555918" style:font-weight-asian="bold" style:font-weight-complex="bold"/>
    </style:style>
    <style:style style:name="P93" style:family="paragraph" style:parent-style-name="Standard" style:list-style-name="L6">
      <style:text-properties fo:font-weight="normal" officeooo:rsid="004dc9c3" officeooo:paragraph-rsid="00555918" style:font-weight-asian="normal" style:font-weight-complex="normal"/>
    </style:style>
    <style:style style:name="P94" style:family="paragraph" style:parent-style-name="Standard">
      <style:text-properties officeooo:paragraph-rsid="004aa94e"/>
    </style:style>
    <style:style style:name="P95" style:family="paragraph" style:parent-style-name="Heading_20_2">
      <style:paragraph-properties fo:margin-top="0.152cm" fo:margin-bottom="0.101cm" style:contextual-spacing="false"/>
    </style:style>
    <style:style style:name="P96" style:family="paragraph" style:parent-style-name="Standard" style:list-style-name="L6">
      <style:text-properties fo:font-weight="normal" officeooo:rsid="004dc9c3" officeooo:paragraph-rsid="004dc9c3" style:font-weight-asian="normal" style:font-weight-complex="normal"/>
    </style:style>
    <style:style style:name="P97" style:family="paragraph" style:parent-style-name="Standard" style:list-style-name="L6">
      <style:text-properties fo:font-weight="normal" officeooo:rsid="004ee6e8" officeooo:paragraph-rsid="004ee6e8" style:font-weight-asian="normal" style:font-weight-complex="normal"/>
    </style:style>
    <style:style style:name="P98" style:family="paragraph" style:parent-style-name="Standard" style:list-style-name="L6">
      <style:text-properties fo:font-weight="normal" officeooo:rsid="004dc9c3" officeooo:paragraph-rsid="004ee6e8" style:font-weight-asian="normal" style:font-weight-complex="normal"/>
    </style:style>
    <style:style style:name="P99" style:family="paragraph" style:parent-style-name="Standard">
      <style:text-properties fo:font-weight="normal" officeooo:rsid="004ee6e8" officeooo:paragraph-rsid="004ee6e8" style:font-weight-asian="normal" style:font-weight-complex="normal"/>
    </style:style>
    <style:style style:name="P100" style:family="paragraph" style:parent-style-name="Standard" style:list-style-name="L6">
      <style:text-properties fo:font-weight="normal" officeooo:rsid="004dc9c3" officeooo:paragraph-rsid="00521c15" style:font-weight-asian="normal" style:font-weight-complex="normal"/>
    </style:style>
    <style:style style:name="P101" style:family="paragraph" style:parent-style-name="Standard" style:list-style-name="L6">
      <style:text-properties fo:font-weight="normal" officeooo:rsid="00521c15" officeooo:paragraph-rsid="00521c15" style:font-weight-asian="normal" style:font-weight-complex="normal"/>
    </style:style>
    <style:style style:name="P102" style:family="paragraph" style:parent-style-name="Heading_20_2">
      <style:text-properties officeooo:paragraph-rsid="00706e12"/>
    </style:style>
    <style:style style:name="P103" style:family="paragraph" style:parent-style-name="Standard" style:list-style-name="L6">
      <style:text-properties fo:font-weight="normal" officeooo:rsid="004dc9c3" officeooo:paragraph-rsid="00551c78" style:font-weight-asian="normal" style:font-weight-complex="normal"/>
    </style:style>
    <style:style style:name="P104" style:family="paragraph" style:parent-style-name="Standard" style:list-style-name="L6">
      <style:text-properties fo:font-weight="normal" officeooo:rsid="00551c78" officeooo:paragraph-rsid="00551c78" style:font-weight-asian="normal" style:font-weight-complex="normal"/>
    </style:style>
    <style:style style:name="P105" style:family="paragraph" style:parent-style-name="Standard">
      <style:text-properties fo:font-weight="normal" officeooo:rsid="00551c78" officeooo:paragraph-rsid="00551c78" style:font-weight-asian="normal" style:font-weight-complex="normal"/>
    </style:style>
    <style:style style:name="P106" style:family="paragraph" style:parent-style-name="Standard" style:list-style-name="L6">
      <style:text-properties officeooo:paragraph-rsid="00555918"/>
    </style:style>
    <style:style style:name="P107" style:family="paragraph" style:parent-style-name="Text_20_body">
      <style:text-properties officeooo:paragraph-rsid="0057996e"/>
    </style:style>
    <style:style style:name="P108" style:family="paragraph" style:parent-style-name="Heading_20_1">
      <style:text-properties fo:font-size="14pt" fo:font-weight="bold" officeooo:rsid="00069265" style:font-size-asian="12.25pt" style:font-weight-asian="bold" style:font-size-complex="14pt" style:font-weight-complex="bold"/>
    </style:style>
    <style:style style:name="P109" style:family="paragraph" style:parent-style-name="Text_20_body">
      <style:text-properties fo:font-size="14pt" fo:font-weight="bold" officeooo:rsid="00069265" style:font-size-asian="12.25pt" style:font-weight-asian="bold" style:font-size-complex="14pt" style:font-weight-complex="bold"/>
    </style:style>
    <style:style style:name="P110" style:family="paragraph" style:parent-style-name="Heading_20_1">
      <style:text-properties officeooo:paragraph-rsid="007054e3"/>
    </style:style>
    <style:style style:name="P111" style:family="paragraph" style:parent-style-name="Heading_20_1">
      <style:paragraph-properties fo:margin-top="0.222cm" fo:margin-bottom="0.011cm" style:contextual-spacing="false"/>
      <style:text-properties officeooo:paragraph-rsid="007054e3"/>
    </style:style>
    <style:style style:name="P112" style:family="paragraph" style:parent-style-name="Text_20_body">
      <style:paragraph-properties fo:margin-top="0.222cm" fo:margin-bottom="0.011cm" style:contextual-spacing="false"/>
      <style:text-properties officeooo:paragraph-rsid="007054e3"/>
    </style:style>
    <style:style style:name="P113" style:family="paragraph" style:parent-style-name="Contents_20_1">
      <style:paragraph-properties fo:margin-top="0cm" fo:margin-bottom="0cm" style:contextual-spacing="false">
        <style:tab-stops>
          <style:tab-stop style:position="16.999cm" style:type="right" style:leader-style="dotted" style:leader-text="."/>
        </style:tab-stops>
      </style:paragraph-properties>
    </style:style>
    <style:style style:name="P114" style:family="paragraph" style:parent-style-name="Contents_20_2">
      <style:paragraph-properties fo:margin-top="0cm" fo:margin-bottom="0cm" style:contextual-spacing="false">
        <style:tab-stops>
          <style:tab-stop style:position="16.499cm" style:type="right" style:leader-style="dotted" style:leader-text="."/>
        </style:tab-stops>
      </style:paragraph-properties>
    </style:style>
    <style:style style:name="P115" style:family="paragraph" style:parent-style-name="Contents_20_1">
      <style:paragraph-properties fo:margin-top="0cm" fo:margin-bottom="0cm" style:contextual-spacing="false">
        <style:tab-stops>
          <style:tab-stop style:position="16.999cm" style:type="right" style:leader-style="dotted" style:leader-text="."/>
        </style:tab-stops>
      </style:paragraph-properties>
      <style:text-properties officeooo:paragraph-rsid="00710e19"/>
    </style:style>
    <style:style style:name="T1" style:family="text">
      <style:text-properties fo:font-size="14pt" fo:font-weight="bold" officeooo:rsid="00050b68" style:font-size-asian="14pt" style:font-weight-asian="bold" style:font-size-complex="14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5e852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69265" style:font-weight-asian="bold" style:font-weight-complex="bold"/>
    </style:style>
    <style:style style:name="T6" style:family="text">
      <style:text-properties fo:font-weight="normal" officeooo:rsid="0007aeb9" style:font-weight-asian="normal" style:font-weight-complex="normal"/>
    </style:style>
    <style:style style:name="T7" style:family="text">
      <style:text-properties officeooo:rsid="0045e852"/>
    </style:style>
    <style:style style:name="T8" style:family="text">
      <style:text-properties officeooo:rsid="002efad9"/>
    </style:style>
    <style:style style:name="T9" style:family="text">
      <style:text-properties officeooo:rsid="000902dd"/>
    </style:style>
    <style:style style:name="T10" style:family="text">
      <style:text-properties fo:font-size="12pt" fo:font-weight="normal" officeooo:rsid="00050b68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0c3d6b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0a7015" style:font-size-asian="10.5pt" style:font-weight-asian="normal" style:font-size-complex="12pt" style:font-weight-complex="normal"/>
    </style:style>
    <style:style style:name="T13" style:family="text">
      <style:text-properties fo:font-size="12pt" officeooo:rsid="00050b68" style:font-size-asian="10.5pt" style:font-size-complex="12pt"/>
    </style:style>
    <style:style style:name="T14" style:family="text">
      <style:text-properties fo:font-size="12pt" officeooo:rsid="000c3d6b" style:font-size-asian="10.5pt" style:font-size-complex="12pt"/>
    </style:style>
    <style:style style:name="T15" style:family="text">
      <style:text-properties fo:font-size="12pt" style:font-size-asian="10.5pt" style:font-size-complex="12pt"/>
    </style:style>
    <style:style style:name="T16" style:family="text">
      <style:text-properties fo:font-size="12pt" officeooo:rsid="000a7015" style:font-size-asian="10.5pt" style:font-size-complex="12pt"/>
    </style:style>
    <style:style style:name="T17" style:family="text">
      <style:text-properties officeooo:rsid="00461377"/>
    </style:style>
    <style:style style:name="T18" style:family="text">
      <style:text-properties fo:font-weight="normal" officeooo:rsid="00133fad" style:font-weight-asian="normal" style:font-weight-complex="normal"/>
    </style:style>
    <style:style style:name="T19" style:family="text">
      <style:text-properties officeooo:rsid="000eb4ac"/>
    </style:style>
    <style:style style:name="T20" style:family="text">
      <style:text-properties officeooo:rsid="00133fad"/>
    </style:style>
    <style:style style:name="T21" style:family="text">
      <style:text-properties officeooo:rsid="0011aafb"/>
    </style:style>
    <style:style style:name="T22" style:family="text">
      <style:text-properties fo:font-size="12pt" fo:font-weight="normal" officeooo:rsid="0010935b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11aafb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133fad" style:font-size-asian="10.5pt" style:font-weight-asian="normal" style:font-size-complex="12pt" style:font-weight-complex="normal"/>
    </style:style>
    <style:style style:name="T25" style:family="text">
      <style:text-properties fo:font-weight="bold" officeooo:rsid="001abe2b" style:font-weight-asian="bold" style:font-weight-complex="bold"/>
    </style:style>
    <style:style style:name="T26" style:family="text">
      <style:text-properties officeooo:rsid="00151452"/>
    </style:style>
    <style:style style:name="T27" style:family="text">
      <style:text-properties officeooo:rsid="00170110"/>
    </style:style>
    <style:style style:name="T28" style:family="text">
      <style:text-properties style:font-style-asian="normal" style:font-weight-asian="normal" style:font-style-complex="normal" style:font-weight-complex="normal"/>
    </style:style>
    <style:style style:name="T29" style:family="text">
      <style:text-properties officeooo:rsid="0018f0a8"/>
    </style:style>
    <style:style style:name="T30" style:family="text">
      <style:text-properties fo:font-weight="bold" officeooo:rsid="0018f0a8" style:font-weight-asian="bold" style:font-weight-complex="bold"/>
    </style:style>
    <style:style style:name="T31" style:family="text">
      <style:text-properties officeooo:rsid="001aeb58"/>
    </style:style>
    <style:style style:name="T32" style:family="text">
      <style:text-properties officeooo:rsid="001cb83f"/>
    </style:style>
    <style:style style:name="T33" style:family="text">
      <style:text-properties fo:font-size="12pt" fo:font-weight="bold" officeooo:rsid="0011aafb" style:font-size-asian="10.5pt" style:font-weight-asian="bold" style:font-size-complex="12pt" style:font-weight-complex="bold"/>
    </style:style>
    <style:style style:name="T34" style:family="text">
      <style:text-properties fo:font-size="12pt" fo:font-weight="bold" officeooo:rsid="001cb83f" style:font-size-asian="10.5pt" style:font-weight-asian="bold" style:font-size-complex="12pt" style:font-weight-complex="bold"/>
    </style:style>
    <style:style style:name="T35" style:family="text">
      <style:text-properties fo:font-size="12pt" fo:font-weight="normal" officeooo:rsid="000e3977" style:font-size-asian="10.5pt" style:font-weight-asian="normal" style:font-size-complex="12pt" style:font-weight-complex="normal"/>
    </style:style>
    <style:style style:name="T36" style:family="text">
      <style:text-properties fo:font-size="12pt" fo:font-weight="normal" officeooo:rsid="001cb83f" style:font-size-asian="10.5pt" style:font-weight-asian="normal" style:font-size-complex="12pt" style:font-weight-complex="normal"/>
    </style:style>
    <style:style style:name="T37" style:family="text">
      <style:text-properties officeooo:rsid="001d6943"/>
    </style:style>
    <style:style style:name="T38" style:family="text">
      <style:text-properties officeooo:rsid="001e2324"/>
    </style:style>
    <style:style style:name="T39" style:family="text">
      <style:text-properties fo:font-size="12pt" fo:font-weight="normal" officeooo:rsid="001e2324" style:font-size-asian="10.5pt" style:font-weight-asian="normal" style:font-size-complex="12pt" style:font-weight-complex="normal"/>
    </style:style>
    <style:style style:name="T40" style:family="text">
      <style:text-properties officeooo:rsid="00216014"/>
    </style:style>
    <style:style style:name="T41" style:family="text">
      <style:text-properties officeooo:rsid="002db1d8"/>
    </style:style>
    <style:style style:name="T42" style:family="text">
      <style:text-properties fo:font-size="12pt" fo:font-weight="bold" officeooo:rsid="000e3977" style:font-size-asian="10.5pt" style:font-weight-asian="bold" style:font-size-complex="12pt" style:font-weight-complex="bold"/>
    </style:style>
    <style:style style:name="T43" style:family="text">
      <style:text-properties fo:font-size="12pt" fo:font-weight="bold" officeooo:rsid="0044c1f6" style:font-size-asian="10.5pt" style:font-weight-asian="bold" style:font-size-complex="12pt" style:font-weight-complex="bold"/>
    </style:style>
    <style:style style:name="T44" style:family="text">
      <style:text-properties officeooo:rsid="004939ac"/>
    </style:style>
    <style:style style:name="T45" style:family="text">
      <style:text-properties fo:font-size="12pt" fo:font-weight="bold" style:font-size-asian="10.5pt" style:font-weight-asian="bold" style:font-size-complex="12pt" style:font-weight-complex="bold"/>
    </style:style>
    <style:style style:name="T46" style:family="text">
      <style:text-properties fo:font-size="12pt" fo:font-weight="bold" officeooo:rsid="0045e852" style:font-size-asian="10.5pt" style:font-weight-asian="bold" style:font-size-complex="12pt" style:font-weight-complex="bold"/>
    </style:style>
    <style:style style:name="T47" style:family="text">
      <style:text-properties fo:font-size="12pt" fo:font-weight="bold" officeooo:rsid="004aa94e" style:font-size-asian="10.5pt" style:font-weight-asian="bold" style:font-size-complex="12pt" style:font-weight-complex="bold"/>
    </style:style>
    <style:style style:name="T48" style:family="text">
      <style:text-properties fo:font-weight="bold" officeooo:rsid="000e3977" style:font-weight-asian="bold" style:font-weight-complex="bold"/>
    </style:style>
    <style:style style:name="T49" style:family="text">
      <style:text-properties fo:font-weight="bold" officeooo:rsid="004dc9c3" style:font-weight-asian="bold" style:font-weight-complex="bold"/>
    </style:style>
    <style:style style:name="T50" style:family="text">
      <style:text-properties fo:font-weight="bold" officeooo:rsid="004aa94e" style:font-weight-asian="bold" style:font-weight-complex="bold"/>
    </style:style>
    <style:style style:name="T51" style:family="text">
      <style:text-properties officeooo:rsid="004dc9c3"/>
    </style:style>
    <style:style style:name="T52" style:family="text">
      <style:text-properties officeooo:rsid="00555918"/>
    </style:style>
    <style:style style:name="T53" style:family="text">
      <style:text-properties fo:font-weight="bold" officeooo:rsid="004ee6e8" style:font-weight-asian="bold" style:font-weight-complex="bold"/>
    </style:style>
    <style:style style:name="T54" style:family="text">
      <style:text-properties officeooo:rsid="00504eed"/>
    </style:style>
    <style:style style:name="T55" style:family="text">
      <style:text-properties fo:font-weight="bold" officeooo:rsid="00521c15" style:font-weight-asian="bold" style:font-weight-complex="bold"/>
    </style:style>
    <style:style style:name="T56" style:family="text">
      <style:text-properties fo:font-weight="bold" officeooo:rsid="00551c78" style:font-weight-asian="bold" style:font-weight-complex="bold"/>
    </style:style>
    <style:style style:name="T57" style:family="text">
      <style:text-properties fo:font-weight="bold" officeooo:rsid="00555918" style:font-weight-asian="bold" style:font-weight-complex="bold"/>
    </style:style>
    <style:style style:name="T58" style:family="text">
      <style:text-properties fo:font-weight="bold" officeooo:rsid="005b2a8c" style:font-weight-asian="bold" style:font-weight-complex="bold"/>
    </style:style>
    <style:style style:name="T59" style:family="text">
      <style:text-properties fo:font-weight="normal" officeooo:rsid="00555918" style:font-weight-asian="normal" style:font-weight-complex="normal"/>
    </style:style>
    <style:style style:name="T6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fo:background-color="#eeeeee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16294_3472018719"/><text:tab/><text:tab/> <text:s text:c="6"/><text:span text:style-name="T1">DOCUMENTO DI SPECIFICA DEI REQUISITI</text:span><text:bookmark-end text:name="__RefHeading___Toc16294_3472018719"/></text:h>
      <text:p text:style-name="Standard"><draw:frame draw:style-name="fr1" draw:name="Copia Copia Image 3 2 1" text:anchor-type="char" svg:x="0.056cm" svg:y="0.459cm" svg:width="16.886cm" svg:height="0.042cm" draw:z-index="0"><draw:image xlink:href="Pictures/10000001000004E200000003FEBAF6FC.png" xlink:type="simple" xlink:show="embed" xlink:actuate="onLoad" draw:mime-type="image/png"/></draw:frame></text:p>
      <text:h text:style-name="P2" text:outline-level="1"><text:bookmark-start text:name="__RefHeading___Toc14783_3872625809"/>1. INTRODUZIONE<text:bookmark-end text:name="__RefHeading___Toc14783_3872625809"/></text:h>
      <text:h text:style-name="Heading_20_2" text:outline-level="2"><text:bookmark-start text:name="__RefHeading___Toc14785_3872625809"/>1.1 SCOPO DEL DOCUMENTO<text:bookmark-end text:name="__RefHeading___Toc14785_3872625809"/></text:h>
      <text:p text:style-name="P3"><text:span text:style-name="T2">Lo scopo di questo documento è quello di definire in modo chiaro e completo i requisiti funzionali e non funzionali del </text:span><text:span text:style-name="T3">sistema </text:span><text:span text:style-name="T2">software TicketTwo, che verranno estrapolati dal documento di visione frutto dell’intervista fatta al cliente.</text:span></text:p>
      <text:p text:style-name="P4"/>
      <text:h text:style-name="P5" text:outline-level="2"><text:bookmark-start text:name="__RefHeading___Toc3337_3472018719"/>1.2 SCOPO DEL PRODOTTO<text:bookmark-end text:name="__RefHeading___Toc3337_3472018719"/></text:h>
      <text:p text:style-name="P6">Il prodotto TicketTwo è una piattaforma unica che si occuperà di gestire eventi di diverse tipologie, fungendo da punto di riferimento per l'accesso e l'organizzazione di eventi. Il sistema gestirà sia i servizi orientati agli utenti (acquisto e gestione dei biglietti) che i servizi orientati agli organizzatori (creazione e configurazione degli eventi).</text:p>
      <text:p text:style-name="P7"/>
      <text:p text:style-name="P7"/>
      <text:h text:style-name="Heading_20_2" text:outline-level="2"><text:bookmark-start text:name="__RefHeading___Toc3339_3472018719"/>1.3 DEFINIZIONI, ACRONIMI E ABBREVIAZIONI<text:bookmark-end text:name="__RefHeading___Toc3339_3472018719"/></text:h>
      <text:list text:style-name="L1">
        <text:list-item>
          <text:p text:style-name="P8">Utente: persona che usufruisce del prodotto</text:p>
        </text:list-item>
        <text:list-item>
          <text:p text:style-name="P8">Cliente (user): utente che acquista e gestisce biglietti </text:p>
        </text:list-item>
        <text:list-item>
          <text:p text:style-name="P8">Organizzatore (admin): utente con privilegi amministrativi che crea e gestisce eventi</text:p>
        </text:list-item>
        <text:list-item>
          <text:p text:style-name="P8">Biglietto VIP: biglietto per aree premium</text:p>
        </text:list-item>
        <text:list-item>
          <text:p text:style-name="P8">Biglietto STANDARD: Biglietto per posti regolari </text:p>
        </text:list-item>
        <text:list-item>
          <text:p text:style-name="P8">Biglietto A VISIBILITÀ LIMITATA: Biglietto per posti con visuale parziale o posizionati in aree decentrate</text:p>
        </text:list-item>
      </text:list>
      <text:p text:style-name="P6"/>
      <text:p text:style-name="P6"/>
      <text:h text:style-name="Heading_20_2" text:outline-level="2"><text:bookmark-start text:name="__RefHeading___Toc3341_3472018719"/>1.4 RIFERIMENTI<text:bookmark-end text:name="__RefHeading___Toc3341_3472018719"/></text:h>
      <text:list text:style-name="L2">
        <text:list-item>
          <text:p text:style-name="P9">Documento di visione del progetto TicketTwo</text:p>
        </text:list-item>
        <text:list-item>
          <text:p text:style-name="P9">Standard IEEE/ANSI 830-1998 per la struttura del seguente documento</text:p>
        </text:list-item>
        <text:list-item>
          <text:p text:style-name="P9">Documentazione di JavaFX25: <text:a xlink:type="simple" xlink:href="https://openjfx.io/javadoc/25/" text:style-name="Internet_20_link" text:visited-style-name="Visited_20_Internet_20_Link">https://openjfx.io/javadoc/25/</text:a></text:p>
        </text:list-item>
      </text:list>
      <text:p text:style-name="P10"/>
      <text:p text:style-name="P10"/>
      <text:h text:style-name="Heading_20_2" text:outline-level="2"><text:bookmark-start text:name="__RefHeading___Toc3343_3472018719"/><text:span text:style-name="T4">1.</text:span><text:span text:style-name="T5">5</text:span><text:span text:style-name="T4"> DESCRIZIONE DEL RESTO DEL DOCUMENTO</text:span><text:bookmark-end text:name="__RefHeading___Toc3343_3472018719"/></text:h>
      <text:p text:style-name="P11"><text:span text:style-name="T2">La Sezione 2 descrive la prospettiva generale del prodotto e i suoi moduli principali. La Sezione 3 elenca i requisiti specifici (funzionali e non funzionali) per ciascun modulo. </text:span><text:span text:style-name="T6">L’ultima sezione è riservata</text:span><text:span text:style-name="T2"> </text:span><text:span text:style-name="T6">all</text:span><text:span text:style-name="T2">'Indice.</text:span></text:p>
      <text:p text:style-name="P12"><draw:frame draw:style-name="fr1" draw:name="Copia Copia Copia Image 3 2 1 1" text:anchor-type="char" svg:x="0.056cm" svg:y="0.459cm" svg:width="16.886cm" svg:height="0.042cm" draw:z-index="1"><draw:image xlink:href="Pictures/10000001000004E200000003FEBAF6FC.png" xlink:type="simple" xlink:show="embed" xlink:actuate="onLoad" draw:mime-type="image/png"/></draw:frame></text:p>
      <text:p text:style-name="Standard"><text:soft-page-break/></text:p>
      <text:h text:style-name="P13" text:outline-level="1"><text:bookmark-start text:name="__RefHeading___Toc3345_3472018719"/>2. DESCRIZIONE GENERALE<text:bookmark-end text:name="__RefHeading___Toc3345_3472018719"/></text:h>
      <text:h text:style-name="Heading_20_2" text:outline-level="2" text:is-list-header="true"><text:bookmark-start text:name="__RefHeading___Toc3347_3472018719"/>2.<text:span text:style-name="T7">1</text:span> PROSPETTIVA DE<text:span text:style-name="T8">L</text:span> PRODOTTO<text:bookmark-end text:name="__RefHeading___Toc3347_3472018719"/></text:h>
      <text:p text:style-name="P14">TicketTwo è un software di gestione eventi di varia tipologia , progettato per essere una piattaforma centralizzata unica che serva da punto di riferimento per l'accesso a diversi generi di eventi. L'obiettivo strategico è eliminare la necessità per l'utente finale di navigare su molteplici piattaforme. <text:span text:style-name="T9">Ci si aspetta che interagirà con sistemi esterni per la finalizzazione dei pagamenti.</text:span></text:p>
      <text:p text:style-name="P14"/>
      <text:p text:style-name="P14"/>
      <text:h text:style-name="P15" text:outline-level="2" text:is-list-header="true"><text:bookmark-start text:name="__RefHeading___Toc3349_3472018719"/>2.<text:span text:style-name="T7">2 </text:span>FUNZIONI DEL PRODOTTO<text:bookmark-end text:name="__RefHeading___Toc3349_3472018719"/></text:h>
      <text:p text:style-name="P16"><text:span text:style-name="T10">Il sistema offre due macro-moduli principali:</text:span></text:p>
      <text:p text:style-name="P17"/>
      <text:list text:style-name="L3">
        <text:list-item>
          <text:p text:style-name="P18">Modulo Utente (Acquisto e Gestione Biglietto): </text:p>
          <text:p text:style-name="P19"><text:span text:style-name="T10"/></text:p>
          <text:list>
            <text:list-item>
              <text:p text:style-name="P20">Navigazione e ricerca eventi</text:p>
            </text:list-item>
            <text:list-item>
              <text:p text:style-name="P20">Selezione del biglietto (tipologia, posizione)</text:p>
            </text:list-item>
            <text:list-item>
              <text:p text:style-name="P20">Autenticazione utente (Accesso/Registrazione) </text:p>
            </text:list-item>
            <text:list-item>
              <text:p text:style-name="P20">Gestione del carrello e riepilogo costi</text:p>
            </text:list-item>
            <text:list-item>
              <text:p text:style-name="P20">Finalizzazione dell'acquisto e pagamento</text:p>
            </text:list-item>
            <text:list-item>
              <text:p text:style-name="P20">Gestione post-acquisto (storico, cambio nominativo) </text:p>
            </text:list-item>
          </text:list>
        </text:list-item>
      </text:list>
      <text:p text:style-name="P17"/>
      <text:list text:continue-numbering="true" text:style-name="L3">
        <text:list-item>
          <text:p text:style-name="P20">Modulo Organizzatore (Creazione e Configurazione Eventi): </text:p>
          <text:p text:style-name="P21"><text:span text:style-name="T10"/></text:p>
          <text:list>
            <text:list-item>
              <text:p text:style-name="P20">Autenticazione amministrativa</text:p>
            </text:list-item>
            <text:list-item>
              <text:p text:style-name="P20">Creazione e definizione dei dettagli dell'evento (data, ora, sede, tipologia)</text:p>
            </text:list-item>
            <text:list-item>
              <text:p text:style-name="P21"><text:span text:style-name="T10">Configurazione della piantina dei posti (settori, posti numerati/non numerati</text:span><text:span text:style-name="T11">)</text:span><text:span text:style-name="T10"> </text:span></text:p>
            </text:list-item>
            <text:list-item>
              <text:p text:style-name="P21"><text:span text:style-name="T10">Gestione delle tipologie di biglietti (VIP, Standard, Visibilità Limitata) </text:span><text:span text:style-name="T12">e definizione della disponibilità massima</text:span></text:p>
            </text:list-item>
            <text:list-item>
              <text:p text:style-name="P20">Definizione delle tariffe (standard, agevolate, prezzi dinamici)</text:p>
              <text:p text:style-name="P20"/>
              <text:p text:style-name="P22"><text:span text:style-name="T4"/></text:p>
            </text:list-item>
          </text:list>
        </text:list-item>
      </text:list>
      <text:h text:style-name="Heading_20_2" text:outline-level="2"><text:bookmark-start text:name="__RefHeading___Toc3351_3472018719"/>2.<text:span text:style-name="T7">3</text:span> CARATTERISTICHE UTENTE<text:bookmark-end text:name="__RefHeading___Toc3351_3472018719"/></text:h>
      <text:list text:style-name="L4">
        <text:list-item>
          <text:p text:style-name="P23">Cliente: è una persona che desidera acquistare biglietti per eventi. Il sistema è progettato per essere intuitivo e fruibile anche da utenti meno esperti con la tecnologia. Il cliente deve autenticarsi per completare l'acquisto </text:p>
          <text:p text:style-name="P23"/>
        </text:list-item>
        <text:list-item>
          <text:p text:style-name="P23">Organizzatore: è responsabile della creazione e configurazione degli eventi. Deve possedere credenziali amministrative per accedere alle funzionalità di gestione</text:p>
        </text:list-item>
      </text:list>
      <text:p text:style-name="P24"/>
      <text:p text:style-name="P24"/>
      <text:p text:style-name="P24"/>
      <text:p text:style-name="P24"/>
      <text:p text:style-name="Standard"/>
      <text:p text:style-name="Standard"/>
      <text:h text:style-name="P25" text:outline-level="2"><text:soft-page-break/></text:h>
      <text:h text:style-name="P25" text:outline-level="2"><text:bookmark-start text:name="__RefHeading___Toc3353_3472018719"/>2.<text:span text:style-name="T7">4</text:span> VINCOLI GENERALI<text:bookmark-end text:name="__RefHeading___Toc3353_3472018719"/></text:h>
      <text:list text:style-name="L5">
        <text:list-item>
          <text:p text:style-name="P26"><text:span text:style-name="T13">Autenticazione obbligatoria per acquisto </text:span><text:span text:style-name="T14">biglietti</text:span></text:p>
        </text:list-item>
        <text:list-item>
          <text:p text:style-name="P27"><text:span text:style-name="T13">L</text:span><text:span text:style-name="T15">a creazione di eventi richiede l’autenticazione amministrativa</text:span></text:p>
        </text:list-item>
        <text:list-item>
          <text:p text:style-name="P28">Limitazioni sulla disponibilità dei biglietti in tempo reale</text:p>
        </text:list-item>
        <text:list-item>
          <text:p text:style-name="P26"><text:span text:style-name="T16">L</text:span><text:span text:style-name="T13">a fase di acquisto deve includere un carrello virtuale con blocco temporaneo del contenuto</text:span></text:p>
        </text:list-item>
      </text:list>
      <text:p text:style-name="P29"/>
      <text:h text:style-name="P30" text:outline-level="2"><text:bookmark-start text:name="__RefHeading___Toc3355_3472018719"/>2.<text:span text:style-name="T7">5</text:span> PRESUPPOSTI E DIPENDENZE<text:bookmark-end text:name="__RefHeading___Toc3355_3472018719"/></text:h>
      <text:p text:style-name="P31"><text:span text:style-name="T10">Si presuppone l'esistenza di un gateway di pagamento esterno sicuro e integrabile; </text:span><text:span text:style-name="T11">inoltre il sistema dipende da</text:span><text:span text:style-name="T10"> un database per la persistenza dei dati relativi a eventi, utenti, biglietti e configurazioni.</text:span></text:p>
      <text:p text:style-name="P32"/>
      <text:p text:style-name="P33"><draw:frame draw:style-name="fr1" draw:name="Copia Copia Copia Image 3 2 1 2" text:anchor-type="char" svg:x="0.056cm" svg:y="0.459cm" svg:width="16.886cm" svg:height="0.042cm" draw:z-index="2"><draw:image xlink:href="Pictures/10000001000004E200000003FEBAF6FC.png" xlink:type="simple" xlink:show="embed" xlink:actuate="onLoad" draw:mime-type="image/png"/></draw:frame><text:tab/></text:p>
      <text:h text:style-name="P34" text:outline-level="1" text:is-list-header="true"><text:bookmark-start text:name="__RefHeading___Toc3357_3472018719"/>3. REQUISITI SPECIFICI<text:bookmark-end text:name="__RefHeading___Toc3357_3472018719"/></text:h>
      <text:h text:style-name="P35" text:outline-level="2"><text:bookmark-start text:name="__RefHeading___Toc3359_3472018719"/>3.1 REQUISITI FUNZIONALI<text:bookmark-end text:name="__RefHeading___Toc3359_3472018719"/></text:h>
      <text:h text:style-name="P35" text:outline-level="2"><text:bookmark-start text:name="__RefHeading___Toc3361_3472018719"/><text:tab/>3.<text:span text:style-name="T17">1</text:span>.1 REQUISITI UTENTE (SIA CLIENTE CHE ORGANIZZATORE)<text:bookmark-end text:name="__RefHeading___Toc3361_3472018719"/></text:h>
      <text:list text:style-name="L6">
        <text:list-item>
          <text:p text:style-name="P36">RF1: Registrazione</text:p>
          <text:p text:style-name="P37"><text:span text:style-name="T2">Il sistema deve gestire il processo di registrazione e creazione di un nuovo account, differenziato per </text:span><text:span text:style-name="T18">c</text:span><text:span text:style-name="T2">liente e organizzatore.</text:span></text:p>
          <text:p text:style-name="P38"><text:s/></text:p>
          <text:list>
            <text:list-item>
              <text:list>
                <text:list-item>
                  <text:list>
                    <text:list-item>
                      <text:p text:style-name="P39"><text:span text:style-name="T4">RF1.1: Registrazione cliente</text:span> </text:p>
                      <text:p text:style-name="P39">I<text:span text:style-name="T19">l cliente </text:span>per <text:span text:style-name="T20">poter </text:span>effettuare la registrazione <text:span text:style-name="T19">dovrà inserire:</text:span></text:p>
                      <text:list>
                        <text:list-header>
                          <text:p text:style-name="P40">- <text:span text:style-name="T21">No</text:span>me<text:tab/></text:p>
                          <text:p text:style-name="P40">- <text:span text:style-name="T21">C</text:span>ognome</text:p>
                        </text:list-header>
                      </text:list>
                      <text:p text:style-name="P40"><text:s text:c="6"/>- <text:span text:style-name="T21">D</text:span>ata di nascita</text:p>
                      <text:p text:style-name="P40"><text:s text:c="6"/>- <text:span text:style-name="T21">E</text:span>mail</text:p>
                      <text:p text:style-name="P40"><text:s text:c="6"/>- <text:span text:style-name="T21">P</text:span>assword</text:p>
                    </text:list-item>
                  </text:list>
                </text:list-item>
              </text:list>
            </text:list-item>
          </text:list>
        </text:list-item>
      </text:list>
      <text:p text:style-name="P41"/>
      <text:list text:continue-numbering="true" text:style-name="L6">
        <text:list-item>
          <text:list>
            <text:list-item>
              <text:list>
                <text:list-item>
                  <text:list>
                    <text:list-item>
                      <text:p text:style-name="P42">RF1.2: Registrazione organizzatore</text:p>
                      <text:p text:style-name="P43"><text:span text:style-name="T22">L’organizzatore </text:span><text:span text:style-name="T23">per </text:span><text:span text:style-name="T24">poter</text:span><text:span text:style-name="T23"> effettuare la registrazione </text:span><text:span text:style-name="T22">dovrà inserire:</text:span></text:p>
                      <text:list>
                        <text:list-header>
                          <text:p text:style-name="P40">- <text:span text:style-name="T21">No</text:span>me<text:tab/></text:p>
                          <text:p text:style-name="P40">- <text:span text:style-name="T21">C</text:span>ognome</text:p>
                        </text:list-header>
                      </text:list>
                      <text:p text:style-name="P40"><text:s text:c="6"/>- <text:span text:style-name="T21">D</text:span>ata di nascita</text:p>
                      <text:p text:style-name="P40"><text:s text:c="6"/>- <text:span text:style-name="T21">E</text:span>mail</text:p>
                      <text:p text:style-name="P40"><text:s text:c="6"/>- <text:span text:style-name="T21">P</text:span>assword</text:p>
                      <text:list text:continue-numbering="true">
                        <text:list-header>
                          <text:p text:style-name="P40">- <text:span text:style-name="T21">Nome organizzazione</text:span></text:p>
                          <text:p text:style-name="P40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4"/>
      <text:p text:style-name="P44"/>
      <text:p text:style-name="P44"/>
      <text:list text:continue-numbering="true" text:style-name="L6">
        <text:list-header>
          <text:p text:style-name="P45"><text:soft-page-break/></text:p>
        </text:list-header>
        <text:list-item>
          <text:p text:style-name="P45">RF<text:span text:style-name="T21">2</text:span>: <text:span text:style-name="T20">Autenticazione</text:span></text:p>
          <text:p text:style-name="P46">Il sistema deve consentire sia ai <text:span text:style-name="T20">c</text:span>lienti che ai <text:span text:style-name="T20">g</text:span>estori di accedere (effettuare il login) alla piattaforma utilizzando l'indirizzo email e la password impostati in fase di registrazione (RF<text:span text:style-name="T20">1</text:span>).</text:p>
        </text:list-item>
      </text:list>
      <text:p text:style-name="P47"/>
      <text:list text:continue-numbering="true" text:style-name="L6">
        <text:list-item>
          <text:list>
            <text:list-item>
              <text:list>
                <text:list-item>
                  <text:list>
                    <text:list-item>
                      <text:p text:style-name="P48"><text:span text:style-name="T4">RF</text:span><text:span text:style-name="T25">2</text:span><text:span text:style-name="T4">.1: </text:span><text:span text:style-name="T25">Autenticazione</text:span><text:span text:style-name="T4"> cliente</text:span></text:p>
                      <text:p text:style-name="P49">Il sistema consente di effettuare l’accesso al proprio account cliente.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p text:style-name="P50"/>
      <text:list xml:id="list190226133559217" text:continue-numbering="true" text:style-name="L6">
        <text:list-item>
          <text:list>
            <text:list-item>
              <text:list>
                <text:list-item>
                  <text:list>
                    <text:list-item>
                      <text:p text:style-name="P51"><text:span text:style-name="T4">RF</text:span><text:span text:style-name="T25">2</text:span><text:span text:style-name="T4">.</text:span><text:span text:style-name="T25">2</text:span><text:span text:style-name="T4">: </text:span><text:span text:style-name="T25">Autenticazione</text:span><text:span text:style-name="T4"> </text:span><text:span text:style-name="T25">amministrativa</text:span></text:p>
                    </text:list-item>
                    <text:list-item>
                      <text:p text:style-name="P52">Il sistema consente di effettuare, tramite credenziali amministrative, l’accesso alle funzionalità admin.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p text:style-name="P47"/>
      <text:h text:style-name="P53" text:outline-level="2"><text:bookmark-start text:name="__RefHeading___Toc3363_3472018719"/><text:tab/>3.1.2 REQUISITI CLIENTE<text:bookmark-end text:name="__RefHeading___Toc3363_3472018719"/></text:h>
      <text:list text:continue-numbering="true" text:style-name="L6">
        <text:list-item>
          <text:p text:style-name="P54">RF<text:span text:style-name="T26">3</text:span>: <text:span text:style-name="T26">Ricerca evento</text:span></text:p>
          <text:p text:style-name="P55">Il sistema deve permettere <text:span text:style-name="T27">al cliente</text:span> di ricercare eventi tramite una singola barra di ricerca. </text:p>
          <text:p text:style-name="P55">La stringa inserita deve essere confrontata con il nome dell’evento e con il nome del performer. </text:p>
          <text:p text:style-name="P55">Se la stringa corrisponde al nome di un performer, il sistema deve elencare tutti gli eventi futuri in cui tale performer è protagonista.</text:p>
          <text:p text:style-name="P55">I risultati della ricerca (eventi singoli o liste di eventi del performer) verranno poi visualizzati.</text:p>
          <text:p text:style-name="P55"/>
        </text:list-item>
      </text:list>
      <text:p text:style-name="P56"/>
      <text:list xml:id="list190226144875225" text:continue-numbering="true" text:style-name="L6">
        <text:list-item>
          <text:p text:style-name="P57">RF4: Acquisto biglietto</text:p>
          <text:p text:style-name="P58">Il sistema deve permettere al cliente autenticato (<text:span text:style-name="T28">RF2</text:span>) di selezionare i biglietti desiderati dell’evento di interesse (massimo 5 per il singolo ordine), scegliendo in base alla tipologia, e di aggiungerli al proprio carrello virtuale <text:span text:style-name="T29">(RF4.1).</text:span></text:p>
          <text:p text:style-name="P58">Si potrà poi effettuare il pagamento dei prodotti inseriti nel carrello e una volta andato a buon fine verranno generati i biglietti digitali <text:span text:style-name="T29">(RF4.2)</text:span>.</text:p>
          <text:p text:style-name="P58"/>
          <text:list>
            <text:list-item>
              <text:list>
                <text:list-item>
                  <text:list>
                    <text:list-item>
                      <text:p text:style-name="P59"><text:span text:style-name="T4">RF</text:span><text:span text:style-name="T30">4</text:span><text:span text:style-name="T4">.1: </text:span><text:span text:style-name="T30">Gestione carrello con blocco temporaneo</text:span></text:p>
                      <text:p text:style-name="P60">Il sistema deve bloccare temporaneamente i biglietti aggiunti al carrello virtuale. </text:p>
                      <text:p text:style-name="P60"/>
                    </text:list-item>
                    <text:list-item>
                      <text:p text:style-name="P59"><text:span text:style-name="T4">RF</text:span><text:span text:style-name="T30">4</text:span><text:span text:style-name="T4">.</text:span><text:span text:style-name="T30">2</text:span><text:span text:style-name="T4">: </text:span><text:span text:style-name="T30">Generazione biglietto digitale</text:span></text:p>
                      <text:p text:style-name="P60">Il sistema deve innescare la generazione immediata del biglietto digitale al successo della transazione.</text:p>
                    </text:list-item>
                  </text:list>
                </text:list-item>
              </text:list>
            </text:list-item>
          </text:list>
          <text:p text:style-name="P61"/>
          <text:p text:style-name="P61"/>
        </text:list-item>
        <text:list-item>
          <text:p text:style-name="P61">RF<text:span text:style-name="T29">5</text:span>: <text:span text:style-name="T29">Gestione post-acquisto</text:span></text:p>
          <text:p text:style-name="P62">Il sistema deve permettere di gestire i biglietti comprati dal cliente tramite il proprio account, mostrando lo storico acquisti e dando la possibilità di effettuare il cambio nominativo per ogni biglietto.</text:p>
        </text:list-item>
      </text:list>
      <text:h text:style-name="P63" text:outline-level="2"><text:soft-page-break/></text:h>
      <text:h text:style-name="P63" text:outline-level="2"><text:bookmark-start text:name="__RefHeading___Toc14787_3872625809"/><text:tab/>3.1.3 REQUISITI ORGANIZZATORE<text:bookmark-end text:name="__RefHeading___Toc14787_3872625809"/></text:h>
      <text:list text:continue-numbering="true" text:style-name="L6">
        <text:list-item>
          <text:p text:style-name="P64">RF<text:span text:style-name="T31">6</text:span>: <text:span text:style-name="T31">Creazione</text:span><text:span text:style-name="T26"> evento</text:span></text:p>
          <text:p text:style-name="P65">Il sistema deve fornire una funzionalità per definire i dettagli base dell'evento (<text:span text:style-name="T32">nome, </text:span>data, ora, sede e tipologia<text:span text:style-name="T32">).</text:span></text:p>
          <text:p text:style-name="P65">I<text:span text:style-name="T32">noltre</text:span> deve supportare la creazione di eventi singoli o multi-data <text:span text:style-name="T32">(RF6.1).</text:span></text:p>
          <text:p text:style-name="P65"/>
          <text:list>
            <text:list-item>
              <text:list>
                <text:list-item>
                  <text:list>
                    <text:list-item>
                      <text:p text:style-name="P66"><text:span text:style-name="T33">RF</text:span><text:span text:style-name="T34">6</text:span><text:span text:style-name="T33">.1: </text:span><text:span text:style-name="T34">Gestione eventi multi-data</text:span></text:p>
                      <text:p text:style-name="P66">Per eventi multi-data, il sistema deve permettere la configurazione di repliche nella stessa sede o tour in sedi diverse.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p text:style-name="P67"/>
      <text:p text:style-name="P67"/>
      <text:list text:continue-numbering="true" text:style-name="L6">
        <text:list-item>
          <text:p text:style-name="P68">RF<text:span text:style-name="T32">7</text:span>: <text:span text:style-name="T32">Configurazione</text:span><text:span text:style-name="T26"> evento </text:span><text:span text:style-name="T32">e layout posti</text:span></text:p>
          <text:p text:style-name="P66"><text:span text:style-name="T35">Il sistema deve permettere la definizione della piantina della sede con settori nominati (Platea, Parterre, Tribuna, Curva</text:span><text:span text:style-name="T36">) e la gestione dei posti numerati e non numerati (RF7.1 - RF7.2).</text:span></text:p>
          <text:p text:style-name="P69"/>
          <text:list>
            <text:list-item>
              <text:list>
                <text:list-item>
                  <text:list>
                    <text:list-item>
                      <text:p text:style-name="P70"><text:span text:style-name="T21">RF</text:span><text:span text:style-name="T32">7</text:span><text:span text:style-name="T21">.1: </text:span><text:span text:style-name="T32">Configurazione posti numerati</text:span></text:p>
                      <text:p text:style-name="P71">Il sistema deve supportare la configurazione di posti numerati specificando numero di file e posti per fila.</text:p>
                      <text:p text:style-name="P71"/>
                    </text:list-item>
                    <text:list-item>
                      <text:p text:style-name="P72"><text:span text:style-name="T21">RF</text:span><text:span text:style-name="T32">7</text:span><text:span text:style-name="T21">.</text:span><text:span text:style-name="T37">2</text:span><text:span text:style-name="T21">: </text:span><text:span text:style-name="T32">Configurazione posti </text:span><text:span text:style-name="T37">non </text:span><text:span text:style-name="T32">numerati</text:span></text:p>
                      <text:p text:style-name="P73">Il sistema deve supportare la configurazione di posti non numerati (in piedi) con capienza massima.</text:p>
                      <text:p text:style-name="P73"/>
                    </text:list-item>
                  </text:list>
                </text:list-item>
              </text:list>
            </text:list-item>
          </text:list>
        </text:list-item>
      </text:list>
      <text:p text:style-name="P74"/>
      <text:list xml:id="list190225160765307" text:continue-numbering="true" text:style-name="L6">
        <text:list-item>
          <text:p text:style-name="P75">RF<text:span text:style-name="T37">8</text:span>: <text:span text:style-name="T37">Gestione tipologie di</text:span><text:span text:style-name="T26"> </text:span><text:span text:style-name="T37">biglietti</text:span></text:p>
          <text:p text:style-name="P76">Il sistema deve permettere l'assegnazione di<text:span text:style-name="T37"> </text:span><text:span text:style-name="T38">varie </text:span>tipologie di biglietto (VIP, <text:span text:style-name="T37">standard</text:span>, <text:span text:style-name="T37">a visibilità limitata</text:span>) ai <text:span text:style-name="T37">diversi </text:span>settori.</text:p>
          <text:p text:style-name="P77"><text:span text:style-name="T39">Inoltre </text:span>deve <text:span text:style-name="T38">consentire</text:span> l'assegnazione differenziata all'interno dello stesso settore per gruppi di file specifici <text:span text:style-name="T38">e definire una quantità massima di biglietti vendibili per tipologia.</text:span></text:p>
          <text:p text:style-name="P78"/>
          <text:p text:style-name="P78"/>
        </text:list-item>
        <text:list-item>
          <text:p text:style-name="P78">RF<text:span text:style-name="T40">9</text:span>: <text:span text:style-name="T37">Gestione </text:span><text:span text:style-name="T38">prezzi e tariffe</text:span></text:p>
          <text:p text:style-name="P77"><text:span text:style-name="T35">Il sistema deve permettere la definizione di prezzi base per ogni tipologia di biglietto </text:span><text:span text:style-name="T39">e </text:span>la creazione di tariffe agevolate per categorie specifiche (studenti, under30, anziani, gruppi).</text:p>
          <text:p text:style-name="P77">Il sistema deve permettere l'applicazione di prezzi dinamici basati su date specifiche o logiche promozionali.</text:p>
        </text:list-item>
      </text:list>
      <text:p text:style-name="P79"/>
      <text:p text:style-name="P80"/>
      <text:h text:style-name="P81" text:outline-level="2"><text:soft-page-break/></text:h>
      <text:h text:style-name="P81" text:outline-level="2"/>
      <text:h text:style-name="P81" text:outline-level="2"><text:bookmark-start text:name="__RefHeading___Toc16296_3472018719"/>3.2 REQUISITI NON FUNZIONALI<text:bookmark-end text:name="__RefHeading___Toc16296_3472018719"/></text:h>
      <text:h text:style-name="P82" text:outline-level="2"><text:bookmark-start text:name="__RefHeading___Toc16298_3472018719"/><text:tab/>3.2.1 <text:span text:style-name="T41">REQUISITI DEL PRODOTTO</text:span><text:bookmark-end text:name="__RefHeading___Toc16298_3472018719"/></text:h>
      <text:list text:continue-numbering="true" text:style-name="L6">
        <text:list-item>
          <text:p text:style-name="P83"><text:span text:style-name="T42">R</text:span><text:span text:style-name="T43">N</text:span><text:span text:style-name="T42">F</text:span><text:span text:style-name="T43">1</text:span><text:span text:style-name="T42">: </text:span><text:span text:style-name="T4">Intuitività</text:span></text:p>
          <text:p text:style-name="P84"><text:span text:style-name="T44">Il sistema deve presentare un</text:span>'interfaccia progettata per essere semplice e<text:span text:style-name="T44">d</text:span> altamente intuitiva come punto chiave del software, facilitando l'interazione sia per l'<text:span text:style-name="T44">u</text:span>tente che per l'<text:span text:style-name="T44">o</text:span>rganizzatore.</text:p>
          <text:p text:style-name="P84"/>
        </text:list-item>
      </text:list>
      <text:p text:style-name="P85"/>
      <text:list text:continue-numbering="true" text:style-name="L6">
        <text:list-item>
          <text:p text:style-name="P86"><text:span text:style-name="T42">R</text:span><text:span text:style-name="T45">N</text:span><text:span text:style-name="T42">F</text:span><text:span text:style-name="T46">2</text:span><text:span text:style-name="T42">: </text:span><text:span text:style-name="T47">Accessibilità</text:span></text:p>
          <text:p text:style-name="P87">Il sistema deve essere fruibile anche da utenti con scarse competenze tecnologiche, garantendo che l'intera esperienza sia accessibile senza necessità di formazione tecnica avanzata.</text:p>
          <text:p text:style-name="P87"/>
        </text:list-item>
      </text:list>
      <text:p text:style-name="P88"/>
      <text:list text:continue-numbering="true" text:style-name="L6">
        <text:list-item>
          <text:p text:style-name="P89"><text:span text:style-name="T48">R</text:span><text:span text:style-name="T4">N</text:span><text:span text:style-name="T48">F</text:span><text:span text:style-name="T49">3</text:span><text:span text:style-name="T48">: </text:span><text:span text:style-name="T50">Robustezza</text:span></text:p>
          <text:p text:style-name="P90">Il sistema deve garantire la robustezza delle funzionalità critiche, assicurando la continuità del servizio durante le fasi sensibili come la configurazione dell'evento e la transazione d'acquisto.</text:p>
        </text:list-item>
      </text:list>
      <text:p text:style-name="P91"/>
      <text:p text:style-name="P91"/>
      <text:list xml:id="list190226685276930" text:continue-numbering="true" text:style-name="L6">
        <text:list-item>
          <text:p text:style-name="P92"><text:span text:style-name="T51">RNF4: </text:span>Prerequisito di <text:span text:style-name="T52">e</text:span>secuzione</text:p>
          <text:p text:style-name="P93">L'esecuzione del sistema necessita di una Java Virtual Machine (JVM). </text:p>
        </text:list-item>
      </text:list>
      <text:p text:style-name="P91"/>
      <text:p text:style-name="P94"/>
      <text:h text:style-name="P95" text:outline-level="2"><text:bookmark-start text:name="__RefHeading___Toc3371_3472018719"/><text:tab/>3.2.2 REQUISITI ORGANIZZATIVI<text:bookmark-end text:name="__RefHeading___Toc3371_3472018719"/></text:h>
      <text:list text:continue-numbering="true" text:style-name="L6">
        <text:list-item>
          <text:p text:style-name="P96"><text:span text:style-name="T4">RNF5: </text:span><text:span text:style-name="T53">Consegna prevista</text:span></text:p>
          <text:p text:style-name="P97">Il sistema deve essere concluso entro fine Febbraio.</text:p>
          <text:p text:style-name="P97"/>
        </text:list-item>
        <text:list-item>
          <text:p text:style-name="P98"><text:span text:style-name="T4">RNF</text:span><text:span text:style-name="T53">6</text:span><text:span text:style-name="T4">: </text:span><text:span text:style-name="T53">Linguaggi di programmazione</text:span></text:p>
          <text:p text:style-name="P97">Il software deve essere scritto in linguaggio Java ed il livello di persistenza in SQL.</text:p>
          <text:p text:style-name="P97"/>
        </text:list-item>
        <text:list-item>
          <text:p text:style-name="P98"><text:span text:style-name="T4">RNF</text:span><text:span text:style-name="T53">6</text:span><text:span text:style-name="T4">: </text:span><text:span text:style-name="T53">Librerie utilizzate</text:span></text:p>
          <text:p text:style-name="P97">Viene fatto uso delle seguenti librerie:</text:p>
          <text:list>
            <text:list-item>
              <text:list>
                <text:list-item>
                  <text:list>
                    <text:list-item>
                      <text:p text:style-name="P97">Java<text:span text:style-name="T54">FX</text:span>25 per l’interfaccia grafica</text:p>
                    </text:list-item>
                    <text:list-item>
                      <text:p text:style-name="P97">JUnit4 per i test</text:p>
                    </text:list-item>
                    <text:list-item>
                      <text:p text:style-name="P97">Mysql Connector come JDBC</text:p>
                    </text:list-item>
                  </text:list>
                </text:list-item>
              </text:list>
            </text:list-item>
          </text:list>
        </text:list-item>
      </text:list>
      <text:p text:style-name="P99"/>
      <text:list xml:id="list190225475213347" text:continue-numbering="true" text:style-name="L6">
        <text:list-item>
          <text:p text:style-name="P100"><text:span text:style-name="T4">RNF</text:span><text:span text:style-name="T55">7</text:span><text:span text:style-name="T4">: </text:span><text:span text:style-name="T55">Lingua</text:span></text:p>
          <text:p text:style-name="P101">La documentazione deve essere prodotta in lingua italiana.</text:p>
        </text:list-item>
      </text:list>
      <text:p text:style-name="P99"><text:tab/></text:p>
      <text:p text:style-name="P99"/>
      <text:p text:style-name="P99"/>
      <text:p text:style-name="P99"/>
      <text:p text:style-name="Standard"><text:bookmark-start text:name="__RefHeading___Toc3373_3472018719"/><text:tab/><text:bookmark-end text:name="__RefHeading___Toc3373_3472018719"/></text:p>
      <text:h text:style-name="P102" text:outline-level="2"><text:bookmark-start text:name="__RefHeading___Toc14789_3872625809"/><text:soft-page-break/><text:tab/><text:bookmark-end text:name="__RefHeading___Toc14789_3872625809"/></text:h>
      <text:h text:style-name="P102" text:outline-level="2"><text:tab/>3.2.3 REQUISITI ESTERNI</text:h>
      <text:list text:continue-numbering="true" text:style-name="L6">
        <text:list-item>
          <text:p text:style-name="P103"><text:span text:style-name="T4">RNF</text:span><text:span text:style-name="T56">8</text:span><text:span text:style-name="T4">: </text:span><text:span text:style-name="T56">Sicurezza </text:span><text:span text:style-name="T57">delle</text:span><text:span text:style-name="T56"> transazioni</text:span></text:p>
          <text:p text:style-name="P104">Il processo di finalizzazione del pagamento deve avvenire in modo sicuro per proteggere i dati finanziari dell'utente.</text:p>
        </text:list-item>
      </text:list>
      <text:p text:style-name="P105"/>
      <text:list text:continue-numbering="true" text:style-name="L6">
        <text:list-item>
          <text:p text:style-name="P93"><text:span text:style-name="T4">RNF</text:span><text:span text:style-name="T57">9</text:span><text:span text:style-name="T4">: </text:span><text:span text:style-name="T58">DB</text:span></text:p>
          <text:p text:style-name="P106"><text:span text:style-name="T59">Il sistema si appoggia su un database esterno, MySQL.</text:span></text:p>
        </text:list-item>
      </text:list>
      <text:p text:style-name="Text_20_body"/>
      <text:p text:style-name="P107"><draw:frame draw:style-name="fr1" draw:name="Copia Copia Copia Image 3 2 1 3" text:anchor-type="char" svg:x="0.056cm" svg:y="0.459cm" svg:width="16.886cm" svg:height="0.042cm" draw:z-index="3"><draw:image xlink:href="Pictures/10000001000004E200000003FEBAF6FC.png" xlink:type="simple" xlink:show="embed" xlink:actuate="onLoad" draw:mime-type="image/png"/></draw:frame></text:p>
      <text:h text:style-name="P108" text:outline-level="1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h text:style-name="P110" text:outline-level="1"><text:soft-page-break/></text:h>
      <text:h text:style-name="P111" text:outline-level="1"><text:bookmark-start text:name="__RefHeading___Toc5443_3472018719"/>4. INDICE<text:bookmark-end text:name="__RefHeading___Toc5443_3472018719"/></text:h>
      <text:p text:style-name="P112"/>
      <text:table-of-content text:style-name="Sect1" text:name="Indice generale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3"><text:a xlink:type="simple" xlink:href="#__RefHeading___Toc16294_3472018719" office:name=" DOCUMENTO DI SPECIFICA DEI REQUISITI" text:style-name="Index_20_Link" text:visited-style-name="Index_20_Link"><text:s/><text:span text:style-name="T60">DOCUMENTO DI SPECIFICA DEI REQUISITI</text:span><text:tab/>1</text:a></text:p>
          <text:p text:style-name="P113"/>
          <text:p text:style-name="P113"><text:a xlink:type="simple" xlink:href="#__RefHeading___Toc14783_3872625809" office:name="1. INTRODUZIONE" text:style-name="Index_20_Link" text:visited-style-name="Index_20_Link"><text:span text:style-name="T4">1. INTRODUZIONE</text:span><text:tab/>1</text:a></text:p>
          <text:p text:style-name="P114"><text:a xlink:type="simple" xlink:href="#__RefHeading___Toc14785_3872625809" office:name="1.1 SCOPO DEL DOCUMENTO" text:style-name="Index_20_Link" text:visited-style-name="Index_20_Link">1.1 SCOPO DEL DOCUMENTO<text:tab/>1</text:a></text:p>
          <text:p text:style-name="P114"><text:a xlink:type="simple" xlink:href="#__RefHeading___Toc3337_3472018719" office:name="1.2 SCOPO DEL PRODOTTO" text:style-name="Index_20_Link" text:visited-style-name="Index_20_Link">1.2 SCOPO DEL PRODOTTO<text:tab/>1</text:a></text:p>
          <text:p text:style-name="P114"><text:a xlink:type="simple" xlink:href="#__RefHeading___Toc3339_3472018719" office:name="1.3 DEFINIZIONI, ACRONIMI E ABBREVIAZIONI" text:style-name="Index_20_Link" text:visited-style-name="Index_20_Link">1.3 DEFINIZIONI, ACRONIMI E ABBREVIAZIONI<text:tab/>1</text:a></text:p>
          <text:p text:style-name="P114"><text:a xlink:type="simple" xlink:href="#__RefHeading___Toc3341_3472018719" office:name="1.4 RIFERIMENTI" text:style-name="Index_20_Link" text:visited-style-name="Index_20_Link">1.4 RIFERIMENTI<text:tab/>1</text:a></text:p>
          <text:p text:style-name="P114"><text:a xlink:type="simple" xlink:href="#__RefHeading___Toc3343_3472018719" office:name="1.5 DESCRIZIONE DEL RESTO DEL DOCUMENTO" text:style-name="Index_20_Link" text:visited-style-name="Index_20_Link">1.5 DESCRIZIONE DEL RESTO DEL DOCUMENTO<text:tab/>1</text:a></text:p>
          <text:p text:style-name="P114"/>
          <text:p text:style-name="P115"><text:a xlink:type="simple" xlink:href="#__RefHeading___Toc3345_3472018719" office:name="2. DESCRIZIONE GENERALE" text:style-name="Index_20_Link" text:visited-style-name="Index_20_Link"><text:span text:style-name="T4">2. DESCRIZIONE GENERALE</text:span><text:tab/>2</text:a></text:p>
          <text:p text:style-name="P114"><text:a xlink:type="simple" xlink:href="#__RefHeading___Toc3347_3472018719" office:name="2.1 PROSPETTIVA DEL PRODOTTO" text:style-name="Index_20_Link" text:visited-style-name="Index_20_Link">2.1 PROSPETTIVA DEL PRODOTTO<text:tab/>2</text:a></text:p>
          <text:p text:style-name="P114"><text:a xlink:type="simple" xlink:href="#__RefHeading___Toc3349_3472018719" office:name="2.2 FUNZIONI DEL PRODOTTO" text:style-name="Index_20_Link" text:visited-style-name="Index_20_Link">2.2 FUNZIONI DEL PRODOTTO<text:tab/>2</text:a></text:p>
          <text:p text:style-name="P114"><text:a xlink:type="simple" xlink:href="#__RefHeading___Toc3351_3472018719" office:name="2.3 CARATTERISTICHE UTENTE" text:style-name="Index_20_Link" text:visited-style-name="Index_20_Link">2.3 CARATTERISTICHE UTENTE<text:tab/>2</text:a></text:p>
          <text:p text:style-name="P114"><text:a xlink:type="simple" xlink:href="#__RefHeading___Toc3353_3472018719" office:name="2.4 VINCOLI GENERALI" text:style-name="Index_20_Link" text:visited-style-name="Index_20_Link">2.4 VINCOLI GENERALI<text:tab/>3</text:a></text:p>
          <text:p text:style-name="P114"><text:a xlink:type="simple" xlink:href="#__RefHeading___Toc3355_3472018719" office:name="2.5 PRESUPPOSTI E DIPENDENZE" text:style-name="Index_20_Link" text:visited-style-name="Index_20_Link">2.5 PRESUPPOSTI E DIPENDENZE<text:tab/>3</text:a></text:p>
          <text:p text:style-name="P114"/>
          <text:p text:style-name="P115"><text:a xlink:type="simple" xlink:href="#__RefHeading___Toc3357_3472018719" office:name="3. REQUISITI SPECIFICI" text:style-name="Index_20_Link" text:visited-style-name="Index_20_Link"><text:span text:style-name="T4">3. REQUISITI SPECIFICI</text:span><text:tab/>3</text:a></text:p>
          <text:p text:style-name="P114"><text:a xlink:type="simple" xlink:href="#__RefHeading___Toc3359_3472018719" office:name="3.1 REQUISITI FUNZIONALI" text:style-name="Index_20_Link" text:visited-style-name="Index_20_Link">3.1 REQUISITI FUNZIONALI<text:tab/>3</text:a></text:p>
          <text:p text:style-name="P114"><text:a xlink:type="simple" xlink:href="#__RefHeading___Toc3361_3472018719" office:name=" 3.1.1 REQUISITI UTENTE (SIA CLIENTE CHE ORGANIZZATORE)" text:style-name="Index_20_Link" text:visited-style-name="Index_20_Link"><text:s/>3.1.1 REQUISITI UTENTE (SIA CLIENTE CHE ORGANIZZATORE)<text:tab/>3</text:a></text:p>
          <text:p text:style-name="P114"><text:a xlink:type="simple" xlink:href="#__RefHeading___Toc3363_3472018719" office:name=" 3.1.2 REQUISITI CLIENTE" text:style-name="Index_20_Link" text:visited-style-name="Index_20_Link"><text:s/>3.1.2 REQUISITI CLIENTE<text:tab/>4</text:a></text:p>
          <text:p text:style-name="P114"><text:a xlink:type="simple" xlink:href="#__RefHeading___Toc14787_3872625809" office:name=" 3.1.3 REQUISITI ORGANIZZATORE" text:style-name="Index_20_Link" text:visited-style-name="Index_20_Link"><text:s/>3.1.3 REQUISITI ORGANIZZATORE<text:tab/>5</text:a></text:p>
          <text:p text:style-name="P114"><text:a xlink:type="simple" xlink:href="#__RefHeading___Toc16296_3472018719" office:name="3.2 REQUISITI NON FUNZIONALI" text:style-name="Index_20_Link" text:visited-style-name="Index_20_Link">3.2 REQUISITI NON FUNZIONALI<text:tab/>6</text:a></text:p>
          <text:p text:style-name="P114"><text:a xlink:type="simple" xlink:href="#__RefHeading___Toc16298_3472018719" office:name=" 3.2.1 REQUISITI DEL PRODOTTO" text:style-name="Index_20_Link" text:visited-style-name="Index_20_Link"><text:s/>3.2.1 REQUISITI DEL PRODOTTO<text:tab/>6</text:a></text:p>
          <text:p text:style-name="P114"><text:a xlink:type="simple" xlink:href="#__RefHeading___Toc3371_3472018719" office:name=" 3.2.2 REQUISITI ORGANIZZATIVI" text:style-name="Index_20_Link" text:visited-style-name="Index_20_Link"><text:s/>3.2.2 REQUISITI ORGANIZZATIVI<text:tab/>6</text:a></text:p>
          <text:p text:style-name="P114"><text:a xlink:type="simple" xlink:href="#__RefHeading___Toc14789_3872625809" office:name=" 3.2.3 REQUISITI ESTERNI" text:style-name="Index_20_Link" text:visited-style-name="Index_20_Link"><text:s/>3.2.3 REQUISITI ESTERNI<text:tab/>7</text:a></text:p>
          <text:p text:style-name="P114"/>
          <text:p text:style-name="P115"><text:a xlink:type="simple" xlink:href="#__RefHeading___Toc5443_3472018719" office:name="4. INDICE" text:style-name="Index_20_Link" text:visited-style-name="Index_20_Link"><text:span text:style-name="T4">4. INDICE</text:span><text:tab/>8</text:a></text:p>
        </text:index-body>
      </text:table-of-conten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style:font-name="Liberation Serif1" fo:font-family="'Liberation Serif'" style:font-style-name="Grassetto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Bibliography_20_1" style:display-name="Bibliography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style:font-name="Liberation Serif1" fo:font-family="'Liberation Serif'" style:font-style-name="Grassetto" style:font-family-generic="roman" style:font-pitch="variable" fo:font-size="12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50b68" officeooo:paragraph-rsid="00050b6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getto: TicketTwo</text:p>
        <text:p text:style-name="MP1">Autori: Bocciarelli Mirko, Pellegatta Gabriele</text:p>
      </style:header>
      <style:footer>
        <text:p text:style-name="Footer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2T11:17:11.966233551</meta:creation-date>
    <dc:date>2025-12-03T19:01:30.587877458</dc:date>
    <meta:editing-duration>PT6H41M24S</meta:editing-duration>
    <meta:editing-cycles>70</meta:editing-cycles>
    <meta:generator>LibreOffice/25.8.2.2$Linux_X86_64 LibreOffice_project/580$Build-2</meta:generator>
    <meta:document-statistic meta:table-count="0" meta:image-count="4" meta:object-count="0" meta:page-count="8" meta:paragraph-count="187" meta:word-count="1528" meta:character-count="10092" meta:non-whitespace-character-count="8774"/>
  </office:meta>
</office:document-meta>
</file>